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ny" style:master-page-name="MP0" style:family="paragraph">
      <style:paragraph-properties fo:break-before="page" fo:text-align="center"/>
      <style:text-properties style:font-name="Times New Roman" fo:font-size="18pt" style:font-size-asian="18pt" style:font-size-complex="18pt"/>
    </style:style>
    <style:style style:name="P2" style:parent-style-name="Normálny" style:family="paragraph">
      <style:text-properties style:font-name="Times New Roman" fo:font-size="12pt" style:font-size-asian="12pt" style:font-size-complex="12pt"/>
    </style:style>
    <style:style style:name="P3" style:parent-style-name="Normálny" style:family="paragraph">
      <style:text-properties style:font-name="Times New Roman" fo:font-size="12pt" style:font-size-asian="12pt" style:font-size-complex="12pt"/>
    </style:style>
    <style:style style:name="P4" style:parent-style-name="Normálny" style:family="paragraph">
      <style:text-properties style:font-name="Times New Roman" fo:font-size="12pt" style:font-size-asian="12pt" style:font-size-complex="12pt"/>
    </style:style>
    <style:style style:name="P5" style:parent-style-name="Normálny" style:family="paragraph">
      <style:text-properties style:font-name="Times New Roman" fo:font-size="12pt" style:font-size-asian="12pt" style:font-size-complex="12pt"/>
    </style:style>
    <style:style style:name="P6" style:parent-style-name="Normálny" style:family="paragraph">
      <style:text-properties style:font-name="Times New Roman" fo:font-size="12pt" style:font-size-asian="12pt" style:font-size-complex="12pt"/>
    </style:style>
    <style:style style:name="P7" style:parent-style-name="Normálny" style:family="paragraph">
      <style:text-properties style:font-name="Times New Roman" fo:font-size="12pt" style:font-size-asian="12pt" style:font-size-complex="12pt"/>
    </style:style>
    <style:style style:name="P8" style:parent-style-name="Normálny" style:family="paragraph">
      <style:text-properties style:font-name="Times New Roman" fo:font-size="12pt" style:font-size-asian="12pt" style:font-size-complex="12pt"/>
    </style:style>
    <style:style style:name="P9" style:parent-style-name="Normálny" style:family="paragraph">
      <style:text-properties style:font-name="Times New Roman" fo:font-size="12pt" style:font-size-asian="12pt" style:font-size-complex="12pt"/>
    </style:style>
    <style:style style:name="P10" style:parent-style-name="Normálny" style:family="paragraph">
      <style:text-properties style:font-name="Times New Roman" fo:font-size="12pt" style:font-size-asian="12pt" style:font-size-complex="12pt"/>
    </style:style>
    <style:style style:name="P11" style:parent-style-name="Normálny" style:family="paragraph">
      <style:text-properties style:font-name="Times New Roman" fo:font-size="12pt" style:font-size-asian="12pt" style:font-size-complex="12pt"/>
    </style:style>
    <style:style style:name="P12" style:parent-style-name="Normálny" style:family="paragraph">
      <style:text-properties style:font-name="Times New Roman" fo:font-size="12pt" style:font-size-asian="12pt" style:font-size-complex="12pt"/>
    </style:style>
    <style:style style:name="P13" style:parent-style-name="Normálny" style:family="paragraph">
      <style:text-properties style:font-name="Times New Roman" fo:font-size="12pt" style:font-size-asian="12pt" style:font-size-complex="12pt"/>
    </style:style>
    <style:style style:name="P14" style:parent-style-name="Normálny" style:family="paragraph">
      <style:text-properties style:font-name="Times New Roman" fo:font-size="12pt" style:font-size-asian="12pt" style:font-size-complex="12pt"/>
    </style:style>
    <style:style style:name="P15" style:parent-style-name="Normálny" style:family="paragraph">
      <style:text-properties style:font-name="Times New Roman" fo:font-size="12pt" style:font-size-asian="12pt" style:font-size-complex="12pt"/>
    </style:style>
    <style:style style:name="P16" style:parent-style-name="Normálny" style:family="paragraph">
      <style:text-properties style:font-name="Times New Roman" fo:font-size="12pt" style:font-size-asian="12pt" style:font-size-complex="12pt"/>
    </style:style>
    <style:style style:name="P17" style:parent-style-name="Normálny" style:family="paragraph">
      <style:text-properties style:font-name="Times New Roman" fo:font-size="12pt" style:font-size-asian="12pt" style:font-size-complex="12pt"/>
    </style:style>
    <style:style style:name="P18" style:parent-style-name="Normálny" style:family="paragraph">
      <style:text-properties style:font-name="Times New Roman" fo:font-size="12pt" style:font-size-asian="12pt" style:font-size-complex="12pt"/>
    </style:style>
    <style:style style:name="P19" style:parent-style-name="Normálny" style:family="paragraph">
      <style:text-properties style:font-name="Times New Roman" fo:font-size="12pt" style:font-size-asian="12pt" style:font-size-complex="12pt"/>
    </style:style>
    <style:style style:name="P20" style:parent-style-name="Normálny" style:family="paragraph">
      <style:text-properties style:font-name="Times New Roman" fo:font-size="12pt" style:font-size-asian="12pt" style:font-size-complex="12pt"/>
    </style:style>
    <style:style style:name="P21" style:parent-style-name="Normálny" style:family="paragraph">
      <style:text-properties style:font-name="Times New Roman" fo:font-size="12pt" style:font-size-asian="12pt" style:font-size-complex="12pt"/>
    </style:style>
    <style:style style:name="P22" style:parent-style-name="Normálny" style:family="paragraph">
      <style:text-properties style:font-name="Times New Roman" fo:font-size="12pt" style:font-size-asian="12pt" style:font-size-complex="12pt"/>
    </style:style>
    <style:style style:name="T23" style:parent-style-name="Predvolenépísmoodseku" style:family="text">
      <style:text-properties style:font-name="Times New Roman" fo:font-size="12pt" style:font-size-asian="12pt" style:font-size-complex="12pt"/>
    </style:style>
  </office:automatic-styles>
  <office:body>
    <office:text text:use-soft-page-breaks="true">
      <text:p text:style-name="P1">Domov</text:p>
      <text:p text:style-name="P2"/>
      <text:p text:style-name="P3"><text:s text:c="3"/>Veľa ľudí si pod pojmom domov predstaví miesto. Adresu, ktorú píšu na dôležité dokumenty. PSČ na obálke. Avšak pre mňa je to osoba.</text:p>
      <text:p text:style-name="P4"><text:s text:c="3"/>Človek, ktorého keď vidím, srdce sa mi<text:s/>rozbúši<text:s/>a moje telo zaplaví pocit šťastia, radosti a bezpečia. Človek, ktorého objatie je príjemné a hrejivé, každý dotyk jemný a plný nehy a jeho bozk mi spôsobuje motýle v brušku.</text:p>
      <text:p text:style-name="P5"><text:s/>Každý môj úsmev je pri ňom úprimný, rovnako ako každá slza. Môžem mu ukázať seba, takú aká som, bez masky a on ma stále miluje so všetkým čo mám. Môžem byť sama sebou. Neodsudzovaná, nesúdená, nezhadzovaná a neodstrkovaná.</text:p>
      <text:p text:style-name="P6"><text:s/>On je moje svetielko v tme, teplé miesto v tuhej zime, obľúbené jedlo, najúžasnejšia vôňa, najkrajšia maľba.<text:s/></text:p>
      <text:p text:style-name="P7">Moja jediná láska, môj domov.</text:p>
      <text:p text:style-name="P8">Avšak niekedy sa veci uberú iným smerom...</text:p>
      <text:p text:style-name="P9">Teraz, keď ho vidím už mi srdce<text:s/>nebúši,<text:s/>ale praská. Moje úsmevy už nie sú úprimné,<text:s/>iba slzy, ktoré mi ostali. Tie krokodílie slzy plné bolesti, zrady, nedôvery a nešťastia. Dala som mu seba a on to zahodil.</text:p>
      <text:p text:style-name="P10">Už ďalej nie je tým svetielkom, pretože to vyhaslo, tak ako oheň, ktorý v ňom horel, už nechutí tak sladko,<text:s/>ale je trpký, aj tá vôňa vymizla a krása vybledla.</text:p>
      <text:p text:style-name="P11">A ostala som sama, bez domova, bez lásky...</text:p>
      <text:p text:style-name="P12">Prešlo veľa prebdených nocí, vyplakaných sĺz, nekonečných dní.</text:p>
      <text:p text:style-name="P13">Avšak potom som si to uvedomila...</text:p>
      <text:p text:style-name="P14">Ja mám byť svojím svetlom, plameňom, obľúbenou chuťou aj vôňou a tou najkrajšou maľbou.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Normálny"><text:span text:style-name="T23">Gabriela Emma Kolesárová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briela Emma</meta:initial-creator>
    <dc:creator>Gamers</dc:creator>
    <meta:creation-date>2023-01-24T15:35:00Z</meta:creation-date>
    <dc:date>2023-01-24T17:23:00Z</dc:date>
    <meta:template xlink:href="Normal" xlink:type="simple"/>
    <meta:editing-cycles>3</meta:editing-cycles>
    <meta:editing-duration>PT480S</meta:editing-duration>
    <meta:document-statistic meta:page-count="1" meta:paragraph-count="2" meta:word-count="209" meta:character-count="1401" meta:row-count="9" meta:non-whitespace-character-count="1194"/>
  </office:meta>
</office:document-meta>
</file>